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6.16cm" fo:break-before="auto" style:use-optimal-row-height="true"/>
    </style:style>
    <style:style style:name="ro33" style:family="table-row">
      <style:table-row-properties style:row-height="4.796cm" fo:break-before="auto" style:use-optimal-row-height="true"/>
    </style:style>
    <style:style style:name="ro34" style:family="table-row">
      <style:table-row-properties style:row-height="0.961cm" fo:break-before="auto" style:use-optimal-row-height="true"/>
    </style:style>
    <style:style style:name="ro3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unga" style:font-size-complex="22pt" style:language-complex="en" style:country-complex="US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15T13:24:38.02">
            <text:p>0315 <text:s/>1324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5T13:24:38.02">
            <text:p>0315 <text:s/>1324</text:p>
          </table:table-cell>
          <table:table-cell table:style-name="ce8" table:formula="of:=NOW()" office:value-type="date" office:date-value="2022-03-15T13:24:38.02">
            <text:p>0315 <text:s/>132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5T13:24:38.02">
            <text:p>0315 <text:s/>132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5T13:24:38.02">
            <text:p>0315 <text:s/>1324</text:p>
          </table:table-cell>
          <table:table-cell table:style-name="ce8" table:formula="of:=NOW()" office:value-type="date" office:date-value="2022-03-15T13:24:38.02">
            <text:p>0315 <text:s/>132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</text:span><text:span text:style-name="T2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#NAME?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#NAME?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</text:span><text:span text:style-name="T1">zaczęła <text:s/>pobiegać do mnie. (2) Mike. &lt;1&gt; Najpierw na ścianie. &lt;2&gt; </text:span><text:span text:style-name="T1">Chwyciłem ją. &lt;3&gt; Ona robi krzyczący głos. &lt;4&gt; Na ziemię, ona kaczki. A </text:span><text:span text:style-name="T1">potem pobiegł na ulicy. &lt;5&gt; później, poszedłem na zachodnej działce. </text:span><text:span text:style-name="T1">Ona wewnątrz ogrodzenia. &lt;6&gt; Powiedziałem jej, `Chodź`. &lt;7&gt; Z </text:span><text:span text:style-name="T1">powrotem w parku, Mike nie przychodzi do ściany. Pozostaje wewnątrz </text:span><text:span text:style-name="T1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/>
          <table:table-cell table:style-name="ce10"/>
          <table:table-cell table:style-name="ce29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6">
            <text:p>6</text:p>
          </table:table-cell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7">
            <text:p>7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8">
            <text:p>8</text:p>
          </table:table-cell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5T13:24:38.76">
            <text:p>0315 <text:s/>1324</text:p>
          </table:table-cell>
          <table:table-cell table:style-name="ce8" table:formula="of:=NOW()" office:value-type="date" office:date-value="2022-03-15T13:24:38.76">
            <text:p>0315 <text:s/>132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5T13:24:38.76">
            <text:p>0315 <text:s/>132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5T13:24:38.76">
            <text:p>0315 <text:s/>1324</text:p>
          </table:table-cell>
          <table:table-cell table:style-name="ce8" table:formula="of:=NOW()" office:value-type="date" office:date-value="2022-03-15T13:24:38.76">
            <text:p>0315 <text:s/>132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5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2022/03/15</text:date>, <text:time>13:24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5T13:24:37.44</dc:date>
    <dc:creator>iwabuchi ken</dc:creator>
    <meta:editing-duration>P15DT11H30M12S</meta:editing-duration>
    <meta:editing-cycles>2146</meta:editing-cycles>
    <meta:generator>OpenOffice/4.1.3$Win32 OpenOffice.org_project/413m1$Build-9783</meta:generator>
    <meta:document-statistic meta:table-count="2" meta:cell-count="848" meta:object-count="0"/>
  </office:meta>
</office:document-meta>
</file>